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85b33"/>
    </style:style>
    <style:style style:name="P2" style:family="paragraph" style:parent-style-name="Standard">
      <style:text-properties officeooo:paragraph-rsid="00185b33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letter-spacing="normal" fo:font-weight="normal" officeooo:paragraph-rsid="00185b33" style:letter-kerning="true" style:font-size-asian="10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officeooo:paragraph-rsid="00185b33" style:letter-kerning="false" style:font-size-asian="12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5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85b33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5cm" style:type="center"/>
        </style:tab-stops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85b33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85b33"/>
    </style:style>
    <style:style style:name="P1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TimesNewRomanPSMT" fo:font-size="10pt" style:font-size-asian="10pt"/>
    </style:style>
    <style:style style:name="P17" style:family="paragraph" style:parent-style-name="Standard">
      <style:paragraph-properties fo:margin-left="0cm" fo:margin-right="0.589cm" fo:text-indent="0cm" style:auto-text-indent="fals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9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officeooo:paragraph-rsid="00185b33" style:letter-kerning="false" style:font-size-asian="12pt" style:font-weight-asian="normal"/>
    </style:style>
    <style:style style:name="T1" style:family="text">
      <style:text-properties fo:color="#000000" style:font-name="TimesNewRomanPSMT" fo:font-size="14pt" fo:font-weight="bold" style:font-size-asian="14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/>
    </style:style>
    <style:style style:name="T3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style:font-name="TimesNewRomanPSMT" fo:font-size="8pt" fo:font-weight="bold" style:font-size-asian="8pt" style:font-weight-asian="bold"/>
    </style:style>
    <style:style style:name="T8" style:family="text"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T9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0"><text:span text:style-name="T1">Dichiarazione sostitutiva di certificazione </text:span></text:p>
      <text:p text:style-name="P10"><text:span text:style-name="T2">(Art. 46 T.U. 28-12-2000 n.445)</text:span></text:p>
      <text:p text:style-name="P6"/>
      <text:p text:style-name="P1"><text:span text:style-name="T9">I</text:span>o sottoscritt{%= @oa %} <text:span text:style-name="T10">{%= @persona.nome %} {%= @persona.cognome %}</text:span>, codice fiscale <text:span text:style-name="T10">{%= @persona.codice_fiscale %}</text:span>,</text:p>
      <text:p text:style-name="P2"><text:span text:style-name="T11">nat{%= @oa%} a </text:span><text:span text:style-name="T12">{%= @persona.comune_nascita %}</text:span><text:span text:style-name="T11"> il </text:span><text:span text:style-name="T12">{%= @persona.data_nascita.lformat(:short) %}</text:span><text:span text:style-name="T11">, </text:span></text:p>
      <text:p text:style-name="P14"><text:span text:style-name="T4">residente a </text:span><text:span text:style-name="T3">{%= @persona.indirizzo_residenza.comune %}</text:span><text:span text:style-name="T4"> in </text:span><text:span text:style-name="T3">{%= @persona.indirizzo_residenza.to_s %}</text:span><text:span text:style-name="T5">,</text:span></text:p>
      <text:p text:style-name="P11"><text:span text:style-name="T4">consapevole delle sanzioni penali, nel caso di dichiarazioni non veritiere, di formazione o uso di atti falsi, richiamate dall'art.76 del D.P.R. 445 del 28 Dicembre 2000</text:span></text:p>
      <text:p text:style-name="P3"/>
      <text:p text:style-name="P10"><text:span text:style-name="T2">DICHIARO</text:span></text:p>
      <text:p text:style-name="P4"/>
      <text:p text:style-name="P17"><text:span text:style-name="T4">di essere esente da carichi penali pendenti.</text:span></text:p>
      <text:p text:style-name="P1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9"/>
      <text:p text:style-name="P8"/>
      <text:p text:style-name="P5"/>
      <text:p text:style-name="P15"><text:span text:style-name="T5">……………………………, <text:s/></text:span><text:span text:style-name="T11">li <text:s/>{%= @data %}</text:span></text:p>
      <text:p text:style-name="P12"><text:span text:style-name="T5"><text:s text:c="18"/></text:span><text:span text:style-name="T8">(luogo)</text:span></text:p>
      <text:p text:style-name="P12"><text:span text:style-name="T8"/></text:p>
      <text:p text:style-name="P13"><text:span text:style-name="T4"><text:tab/>………………………………</text:span></text:p>
      <text:p text:style-name="P9"/>
      <text:p text:style-name="P13"><text:span text:style-name="T6"><text:tab/>(firma non autenticata)</text:span></text:p>
      <text:p text:style-name="P4"/>
      <text:p text:style-name="P11"><text:span text:style-name="T7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dc:date>2014-11-06T12:42:43.625814000</dc:date>
    <meta:editing-duration>P0D</meta:editing-duration>
    <meta:editing-cycles>1</meta:editing-cycles>
    <meta:document-statistic meta:table-count="0" meta:image-count="0" meta:object-count="0" meta:page-count="1" meta:paragraph-count="14" meta:word-count="165" meta:character-count="1241" meta:non-whitespace-character-count="1058"/>
  </office:meta>
</office:document-meta>
</file>